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Bright1" svg:font-family="'Lucida Bright'" style:font-adornments="Demibold" style:font-family-generic="roman" style:font-pitch="variable"/>
    <style:font-face style:name="Lucida Bright2" svg:font-family="'Lucida Bright'" style:font-adornments="Normal"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style>
    <style:style style:name="P2" style:family="paragraph" style:parent-style-name="Footer">
      <style:text-properties officeooo:rsid="0017ab2e" officeooo:paragraph-rsid="0017ab2e"/>
    </style:style>
    <style:style style:name="P3" style:family="paragraph" style:parent-style-name="Standard">
      <style:text-properties style:font-name="Lucida Bright"/>
    </style:style>
    <style:style style:name="P4" style:family="paragraph" style:parent-style-name="Standard">
      <loext:graphic-properties draw:fill-gradient-name="gradient" draw:fill-hatch-name="hatch"/>
      <style:paragraph-properties fo:text-align="justify" style:justify-single-word="false"/>
      <style:text-properties style:font-name="Lucida Bright" officeooo:rsid="001875af" officeooo:paragraph-rsid="001875af"/>
    </style:style>
    <style:style style:name="P5" style:family="paragraph" style:parent-style-name="Text_20_body">
      <loext:graphic-properties draw:fill-gradient-name="gradient" draw:fill-hatch-name="hatch"/>
      <style:paragraph-properties fo:margin-left="0cm" fo:margin-right="0cm" fo:text-align="justify" style:justify-single-word="false" fo:text-indent="0.499cm" style:auto-text-indent="false"/>
      <style:text-properties style:font-name="Lucida Bright" officeooo:rsid="001898c2" officeooo:paragraph-rsid="001898c2"/>
    </style:style>
    <style:style style:name="P6" style:family="paragraph" style:parent-style-name="Text_20_body">
      <style:text-properties style:font-name="Lucida Bright" style:text-underline-style="solid" style:text-underline-width="auto" style:text-underline-color="font-color" officeooo:rsid="0018c103" officeooo:paragraph-rsid="0018c103"/>
    </style:style>
    <style:style style:name="P7" style:family="paragraph" style:parent-style-name="Text_20_body">
      <style:text-properties style:font-name="Lucida Bright" style:text-underline-style="solid" style:text-underline-width="auto" style:text-underline-color="font-color" officeooo:rsid="001875af"/>
    </style:style>
    <style:style style:name="P8" style:family="paragraph" style:parent-style-name="Text_20_body">
      <style:paragraph-properties fo:text-align="justify" style:justify-single-word="false"/>
      <style:text-properties style:font-name="Lucida Bright" officeooo:rsid="0018c103" officeooo:paragraph-rsid="0018c103"/>
    </style:style>
    <style:style style:name="P9" style:family="paragraph" style:parent-style-name="Text_20_body">
      <style:text-properties officeooo:rsid="001a415f" officeooo:paragraph-rsid="001a415f"/>
    </style:style>
    <style:style style:name="P10" style:family="paragraph" style:parent-style-name="Text_20_body">
      <style:text-properties officeooo:rsid="001c82b0" officeooo:paragraph-rsid="001c82b0"/>
    </style:style>
    <style:style style:name="P11" style:family="paragraph" style:parent-style-name="Text_20_body">
      <style:paragraph-properties fo:margin-left="0cm" fo:margin-right="0cm" fo:text-indent="0cm" style:auto-text-indent="false"/>
      <style:text-properties officeooo:rsid="001c82b0" officeooo:paragraph-rsid="001c82b0"/>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text-properties officeooo:rsid="001f0899" officeooo:paragraph-rsid="001f0899"/>
    </style:style>
    <style:style style:name="P14" style:family="paragraph" style:parent-style-name="Text_20_body">
      <style:paragraph-properties fo:margin-left="0cm" fo:margin-right="0cm" fo:text-indent="0cm" style:auto-text-indent="false"/>
      <style:text-properties officeooo:rsid="001f0899" officeooo:paragraph-rsid="001f0899"/>
    </style:style>
    <style:style style:name="P15" style:family="paragraph" style:parent-style-name="Text_20_body">
      <style:text-properties officeooo:paragraph-rsid="001f0899"/>
    </style:style>
    <style:style style:name="P16" style:family="paragraph" style:parent-style-name="Text_20_body">
      <style:text-properties fo:font-weight="bold" officeooo:rsid="001f0899" officeooo:paragraph-rsid="001f0899" style:font-weight-asian="bold" style:font-weight-complex="bold"/>
    </style:style>
    <style:style style:name="P17" style:family="paragraph" style:parent-style-name="Heading_20_1">
      <style:text-properties officeooo:rsid="0020f43f" officeooo:paragraph-rsid="0020f43f"/>
    </style:style>
    <style:style style:name="P18" style:family="paragraph" style:parent-style-name="Heading_20_2">
      <style:text-properties style:font-name="Lucida Bright" style:text-underline-style="solid" style:text-underline-width="auto" style:text-underline-color="font-color" officeooo:rsid="0018c103" officeooo:paragraph-rsid="0018c103"/>
    </style:style>
    <style:style style:name="P19" style:family="paragraph" style:parent-style-name="Heading_20_2">
      <style:text-properties officeooo:rsid="001c82b0" officeooo:paragraph-rsid="001c82b0"/>
    </style:style>
    <style:style style:name="P20" style:family="paragraph" style:parent-style-name="Heading_20_2">
      <style:text-properties officeooo:rsid="001f0899" officeooo:paragraph-rsid="001f0899"/>
    </style:style>
    <style:style style:name="P21" style:family="paragraph" style:parent-style-name="Heading_20_2">
      <style:text-properties officeooo:rsid="0020f43f" officeooo:paragraph-rsid="0020f43f"/>
    </style:style>
    <style:style style:name="P22" style:family="paragraph" style:parent-style-name="Heading_20_2">
      <style:text-properties officeooo:rsid="0024b3c5" officeooo:paragraph-rsid="0024b3c5"/>
    </style:style>
    <style:style style:name="P23" style:family="paragraph" style:parent-style-name="Heading_20_3">
      <style:text-properties style:font-name="Lucida Bright"/>
    </style:style>
    <style:style style:name="P24" style:family="paragraph" style:parent-style-name="Heading_20_3">
      <style:text-properties style:font-name="Lucida Bright" officeooo:rsid="0018c103" officeooo:paragraph-rsid="0018c103"/>
    </style:style>
    <style:style style:name="P25" style:family="paragraph" style:parent-style-name="Heading_20_3">
      <style:text-properties officeooo:rsid="001a415f"/>
    </style:style>
    <style:style style:name="P26" style:family="paragraph" style:parent-style-name="Text_20_body" style:list-style-name="L1">
      <style:text-properties officeooo:rsid="001c82b0" officeooo:paragraph-rsid="001c82b0"/>
    </style:style>
    <style:style style:name="P27" style:family="paragraph" style:parent-style-name="Text_20_body" style:list-style-name="L2"/>
    <style:style style:name="P28" style:family="paragraph" style:parent-style-name="Text_20_body" style:list-style-name="L2">
      <style:paragraph-properties fo:margin-left="0cm" fo:margin-right="0cm" fo:text-indent="0cm" style:auto-text-indent="false"/>
    </style:style>
    <style:style style:name="P29" style:family="paragraph" style:parent-style-name="Text_20_body" style:list-style-name="L3">
      <style:text-properties officeooo:rsid="001f0899" officeooo:paragraph-rsid="001f0899"/>
    </style:style>
    <style:style style:name="P30" style:family="paragraph" style:parent-style-name="Text_20_body">
      <style:text-properties officeooo:rsid="001f0899" officeooo:paragraph-rsid="001f0899"/>
    </style:style>
    <style:style style:name="P31" style:family="paragraph" style:parent-style-name="Text_20_body">
      <style:paragraph-properties fo:margin-left="0cm" fo:margin-right="0cm" fo:text-indent="0cm" style:auto-text-indent="false"/>
      <style:text-properties officeooo:paragraph-rsid="0020f43f"/>
    </style:style>
    <style:style style:name="P32" style:family="paragraph" style:parent-style-name="Text_20_body">
      <style:text-properties style:text-underline-style="solid" style:text-underline-width="auto" style:text-underline-color="font-color" officeooo:paragraph-rsid="0020f43f"/>
    </style:style>
    <style:style style:name="P33" style:family="paragraph" style:parent-style-name="Text_20_body" style:list-style-name="L4">
      <style:text-properties style:text-underline-style="solid" style:text-underline-width="auto" style:text-underline-color="font-color" officeooo:rsid="0020f43f" officeooo:paragraph-rsid="0020f43f"/>
    </style:style>
    <style:style style:name="P34" style:family="paragraph" style:parent-style-name="Text_20_body">
      <style:text-properties style:text-underline-style="solid" style:text-underline-width="auto" style:text-underline-color="font-color" officeooo:rsid="0024b3c5" officeooo:paragraph-rsid="0024b3c5"/>
    </style:style>
    <style:style style:name="P35" style:family="paragraph" style:parent-style-name="Text_20_body" style:list-style-name="L4">
      <style:text-properties style:text-underline-style="none" officeooo:rsid="0020f43f" officeooo:paragraph-rsid="0020f43f"/>
    </style:style>
    <style:style style:name="P36" style:family="paragraph" style:parent-style-name="Text_20_body">
      <style:paragraph-properties fo:margin-left="0cm" fo:margin-right="0cm" fo:text-indent="0cm" style:auto-text-indent="false"/>
      <style:text-properties style:text-underline-style="none" officeooo:rsid="0020f43f" officeooo:paragraph-rsid="0020f43f"/>
    </style:style>
    <style:style style:name="P37" style:family="paragraph" style:parent-style-name="Text_20_body" style:list-style-name="L4">
      <style:text-properties style:text-underline-style="none" officeooo:rsid="00238f87" officeooo:paragraph-rsid="00238f87"/>
    </style:style>
    <style:style style:name="P38" style:family="paragraph" style:parent-style-name="Text_20_body">
      <style:paragraph-properties fo:margin-left="0cm" fo:margin-right="0cm" fo:text-indent="0cm" style:auto-text-indent="false"/>
      <style:text-properties style:text-underline-style="none" officeooo:rsid="00238f87" officeooo:paragraph-rsid="00238f87"/>
    </style:style>
    <style:style style:name="P39" style:family="paragraph" style:parent-style-name="Text_20_body" style:list-style-name="L5">
      <style:text-properties style:text-underline-style="none" officeooo:rsid="0024b3c5" officeooo:paragraph-rsid="0024b3c5"/>
    </style:style>
    <style:style style:name="P40" style:family="paragraph" style:parent-style-name="Text_20_body" style:list-style-name="L5">
      <style:paragraph-properties fo:margin-left="0cm" fo:margin-right="0cm" fo:text-indent="0cm" style:auto-text-indent="false"/>
      <style:text-properties style:text-underline-style="none" officeooo:rsid="0024b3c5" officeooo:paragraph-rsid="0024b3c5"/>
    </style:style>
    <style:style style:name="P41" style:family="paragraph" style:parent-style-name="Text_20_body">
      <style:text-properties officeooo:rsid="0024b3c5" officeooo:paragraph-rsid="0024b3c5"/>
    </style:style>
    <style:style style:name="P42" style:family="paragraph" style:parent-style-name="Text_20_body" style:list-style-name="L5">
      <style:text-properties officeooo:rsid="0024b3c5" officeooo:paragraph-rsid="0024b3c5"/>
    </style:style>
    <style:style style:name="P43" style:family="paragraph" style:parent-style-name="Text_20_body">
      <style:text-properties officeooo:paragraph-rsid="0024b3c5"/>
    </style:style>
    <style:style style:name="P44" style:family="paragraph" style:parent-style-name="Text_20_body">
      <style:text-properties fo:font-weight="bold" officeooo:rsid="0024b3c5" officeooo:paragraph-rsid="0024b3c5" style:font-weight-asian="bold" style:font-weight-complex="bold"/>
    </style:style>
    <style:style style:name="T1" style:family="text">
      <style:text-properties style:font-name="Lucida Bright"/>
    </style:style>
    <style:style style:name="T2" style:family="text">
      <style:text-properties style:font-name="Lucida Bright" style:text-underline-style="solid" style:text-underline-width="auto" style:text-underline-color="font-color"/>
    </style:style>
    <style:style style:name="T3" style:family="text">
      <style:text-properties style:font-name="Lucida Bright" style:text-underline-style="solid" style:text-underline-width="auto" style:text-underline-color="font-color" officeooo:rsid="001875af"/>
    </style:style>
    <style:style style:name="T4" style:family="text">
      <style:text-properties officeooo:rsid="001898c2"/>
    </style:style>
    <style:style style:name="T5" style:family="text">
      <style:text-properties officeooo:rsid="00238f87"/>
    </style:style>
    <style:style style:name="T6" style:family="text">
      <style:text-properties style:text-underline-style="solid" style:text-underline-width="auto" style:text-underline-color="font-color"/>
    </style:style>
    <style:style style:name="T7" style:family="text">
      <style:text-properties style:text-underline-style="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text:title/></text:span><text:span text:style-name="T3">Actividad 1: Trabajo infantil</text:span></text:h>
      <text:p text:style-name="P7"/>
      <text:h text:style-name="P23" text:outline-level="3">¿Cuáles son las condiciones de trabajo de los niños que salen en el documental?</text:h>
      <text:p text:style-name="P4">Trabajan sin contrato ni medidas de seguridad. <text:span text:style-name="T4">El chico que trabaja en el sector de la basura no viste ningún tipo de elemento protector a pesar del riesgo que corre manipulando residuos constantemente. Comenta además que no tiene seguridad alguna de poder tener trabajo de un día para otro, ya que al no formar parte de una organización que tenga asignado el procesamiento de los residuos de forma reglada, se ve obligado a buscar basura por las calles. Los chicos que trabajan en la recolección de algodón no tienen un horario de trabajo, ni mucho menos un calendario laboral. Trabajan todos los días y no piden nada a cambio. Cuentan que ocasionalmente les dan ropa o dinero para ir a algún evento social concreto. En este último caso su día a día es la definición de la vida de un esclavo, ya que su trabajo no es ofrecido de manera voluntaria ni se espera nada a cambio del mismo. </text:span></text:p>
      <text:p text:style-name="P4"/>
      <text:h text:style-name="P23" text:outline-level="3">¿Crees que es adecuado que los niños trabajen? ¿Por qué?</text:h>
      <text:p text:style-name="P5">Creo que un niño jamás debería trabajar, entendiendo por trabajo lo mismo que se supondría si se tratase de un adulto. En mi opinión el factor más importante es proteger al niño de ser explotado en contra de su propio interés y, sobretodo, en contra de su voluntad. En nuestra sociedad la libre elección del individuo es un valor fundamental que da sentido a todo el abanico de relaciones existentes, incluyendo las laborales. Partiendo de esta base el siguiente punto sería cuándo está un individuo preparado para asumir la responsabilidad y riesgos asociados a un trabajo. Aquí ya entran en juego factores más difíciles de delimitar claramente, pero la edad, que en la práctica es lo que usamos, me parece un compromiso aceptable a la hora de establecer el límite. </text:p>
      <text:p text:style-name="P5">Volviendo al interés del niño, si bien el trabajo puede aportar conocimientos y habilidades útiles para la vida de todo individuo, existen otros medios como la instrucción, la lectura o el juego, que nos permiten formarnos sin asumir los mismos riesgos y responsabilidades, por lo que no veo cómo llegar a justificar que un niño deba trabajar en lugar de recurrir a todas estas alternativas que, siendo enormemente beneficiosas durante toda la vida, son críticas en el desarrollo de una persona durante su infancia. <text:s text:c="3"/></text:p>
      <text:p text:style-name="P3">Una última reflexión que aportar es que si un niño se ve obligado a trabajar en una sociedad no es un buen síntoma de cara a las expectativas de desarrollo de <text:soft-page-break/>la misma. Poner a un niño a trabajar limita la aportación que realizará a lo largo de su vida a la comunidad de la que forma parte. Su aportación temprana será mucho más pobre que la aportación futura que una versión mucho más cercana a su potencial real como individuo hubiese podido entregar. </text:p>
      <text:p text:style-name="P3"/>
      <text:h text:style-name="P18" text:outline-level="2">Actividad 2: Industria textil en Asia</text:h>
      <text:p text:style-name="P6"/>
      <text:h text:style-name="P24" text:outline-level="3">¿Son adecuadas las condiciones laborales?</text:h>
      <text:p text:style-name="P8">Las condiciones laborales que se ven en el vídeo son muy distantes de las que exigimos en España. Pero el reportaje trata de fabricación de productos textiles en el Sudeste Asiático, donde las condiciones de los trabajos al alcance de la población son mucho peores que en España, por lo que para el trabajador local no resulta una situación tan escandalosa, es a lo que está acostumbrado. Ahora bien, me parece una injusticia muy grande, ya que lo que se está haciendo es generar un valor económico a partir de la desigualdad económica entre países en primer lugar, y de la propia desigualdad social en origen en segundo lugar. Todo ésto resulta contrario a la ética que supuestamente seguimos por lo que, para proteger nuestra propia imagen, creamos barreras informativas y hacemos lavados de imagen para poder distanciarnos de dicha realidad e incluso llegar a no ser conscientes de ella. En mi opinión, si no son condiciones justas en mi país, tampoco lo son en ningún otro sitio. Dicho de otra forma, si no creo que sea justo para mí, tampoco lo es para otra persona ( obviando particularidades como puedan ser méritos, formación, cualidades físicas, etc. ). <text:s/></text:p>
      <text:p text:style-name="P8">Una forma más justa de hacerlo sería utilizando el poder adquisitivo como tabla de conversión de salarios. De esta manera se podría equiparar que obtiene el trabajador a cambio de su trabajo sin entrar en las complejidades de la economía global. Si el sueldo de un trabajador que realiza en España una labor le permite tener un cierto estándar de vida, esperaría que el sueldo de un trabajador que hace lo mismo en Vietnam le permitiese llevar un estilo de vida equiparable. No digo con ésto que esta medida se pueda implementar mañana sin más. Soy consciente de que se ha construido un sistema que depende de estas relaciones comerciales asimétricas entre países para poder seguir funcionando, pero precisamente por ello me parece contrario a mi ética y, por tanto, inadecuado. </text:p>
      <text:p text:style-name="P8"/>
      <text:h text:style-name="P25" text:outline-level="3"><text:soft-page-break/>¿Cómo crees que nos afecta a nosotros la situación laboral en otros países?</text:h>
      <text:p text:style-name="P9">Si las condiciones laborales en otros países son peores para el trabajador, en el sentido de que el empresario puede sacar mayor provecho del mismo por una cantidad menor de dinero, se genera un incentivo económico para localizar en dichos países la mano de obra. Se podría considerar este proceso como una dinámica positiva en la que los países más desarrollados de tercializan a la vez que los menos desarrollados asumen el rol anterior de los primeros y van “recortando la distancia” existente en terminos de desarrollo económico. En mi opinión lo que está ocurriendo no es exactamente eso. Lo que yo observo es que <text:s/>no se han generado las alternativas suficientes y adecuadas para tener una economía que involucre de manera satisfactoria a la población de los países tercializados, resultando en problemas como el desempleo o la insatisfacción con el trabajo realizado. </text:p>
      <text:p text:style-name="P9">Otro problema que ha sido y esta siendo evidente en la actualidad es que las cadenas de suministro resultantes de la tercialización pueden verse interrumpidas, dándo lugar a crisis para las que no se tienen respuestas adecuadas. La dependencia de otros países para abastecer a la población de recursos de primera necesidad es una debilidad estratégica que puede ser y esta siendo explotada. Hay algunos casos en los que entiendo que, o se tiene disponibilidad del recurso en el territorio propio, o se ha de buscar la forma <text:s/>de obtenerlo. Pero en otros casos me cuesta mucho entender porqué se ha llegado a prescindir de la producción propia si no es por motivos puramente mercantilistas. </text:p>
      <text:p text:style-name="P9"/>
      <text:h text:style-name="P19" text:outline-level="2">Actividad 1: Derecho laboral</text:h>
      <text:p text:style-name="P10">Para que a una actividad se le aplique el derecho laboral debe cumplir los siguientes 5 requisitos:</text:p>
      <text:list text:style-name="L1">
        <text:list-item>
          <text:p text:style-name="P26">El trabajo debe ser prestado por el trabajador y no por otra persona en su nombre.</text:p>
        </text:list-item>
        <text:list-item>
          <text:p text:style-name="P26">El trabajo debe ser prestado de forma voluntaria.</text:p>
        </text:list-item>
        <text:list-item>
          <text:p text:style-name="P26">El trabajo debe ser retribuído, se ha de prestar un salario a cambio del mismo.</text:p>
        </text:list-item>
        <text:list-item>
          <text:p text:style-name="P26">El trabajador debe estar en relación de dependencia del empresario, el cual podrá amonestarlo si no cumple con las indicaciones dadas.</text:p>
        </text:list-item>
        <text:list-item>
          <text:p text:style-name="P26"><text:soft-page-break/>El trabajo debe ser realizado por cuenta ajena, es decir, el resultado del trabajo será propiedad del empresario y será este último quien asuma los riesgos de la empresa. </text:p>
        </text:list-item>
      </text:list>
      <text:p text:style-name="P11"/>
      <text:h text:style-name="Heading_20_2" text:outline-level="2">Actividad 2: Relaciones excluídas</text:h>
      <text:p text:style-name="Text_20_body">Según el artículo 1º, apartado 3 del Estatuto de los Trabajadores, quedan excluídas de su ámbito de aplicación las siguientes relaciones:</text:p>
      <text:list text:style-name="L2">
        <text:list-item>
          <text:p text:style-name="P27">La relación de servicio de los funcionarios públicos, que se regirá por las correspondientes normas legales y reglamentarias, así como la del personal al servicio de las Administraciones Públicas y demás entes, organismos y entidades del sector público, cuando, al amparo de una ley, dicha relación se regule por normas administrativas o estatutarias. </text:p>
        </text:list-item>
        <text:list-item>
          <text:p text:style-name="P27">Las prestaciones personales obligatorias. </text:p>
        </text:list-item>
        <text:list-item>
          <text:p text:style-name="P27">La actividad que se limite, pura y simplemente, al mero desempeño del cargo de consejero o miembro de los órganos de administración en las empresas que revistan la forma jurídica de sociedad y siempre que su actividad en la empresa solo comporte la realización de cometidos inherentes a tal cargo. </text:p>
        </text:list-item>
        <text:list-item>
          <text:p text:style-name="P27">Los trabajos realizados a título de amistad, benevolencia o buena vecindad. </text:p>
        </text:list-item>
        <text:list-item>
          <text:p text:style-name="P27">Los trabajos familiares, salvo que se demuestre la condición de asalariados de quienes los llevan a cabo. Se considerarán familiares, a estos efectos, siempre que convivan con el empresario, el cónyuge, los descendientes, ascendientes y demás parientes por consanguinidad o afinidad, hasta el segundo grado inclusive y, en su caso, por adopción. </text:p>
        </text:list-item>
        <text:list-item>
          <text:p text:style-name="P27">La actividad de las personas que intervengan en operaciones mercantiles por cuenta de uno o más empresarios, siempre que queden personalmente obligados a responder del buen fin de la operación asumiendo el riesgo y ventura de la misma. </text:p>
        </text:list-item>
        <text:list-item>
          <text:p text:style-name="P27">En general, todo trabajo que se efectúe en desarrollo de relación distinta de la que define el apartado 1. </text:p>
          <text:p text:style-name="P28"><text:s text:c="2"/>A tales efectos se entenderá excluida del ámbito laboral la actividad de las personas prestadoras del servicio de transporte al amparo de autorizaciones administrativas de las que sean titulares, realizada, mediante el correspondiente precio, con vehículos comerciales de servicio público cuya propiedad o poder <text:soft-page-break/>directo de disposición ostenten, aun cuando dichos servicios se realicen de forma continuada para un mismo cargador o comercializador. </text:p>
        </text:list-item>
      </text:list>
      <text:p text:style-name="P12"/>
      <text:h text:style-name="Heading_20_2" text:outline-level="2">Actividad 1: Relaciones laborales</text:h>
      <text:p text:style-name="Text_20_body"/>
      <text:list text:style-name="L3">
        <text:list-item>
          <text:p text:style-name="P29">relación laboral</text:p>
        </text:list-item>
        <text:list-item>
          <text:p text:style-name="P29">relación laboral especial</text:p>
        </text:list-item>
        <text:list-item>
          <text:p text:style-name="P29">excluida del derecho laboral</text:p>
        </text:list-item>
        <text:list-item>
          <text:p text:style-name="P29">relación laboral especial</text:p>
        </text:list-item>
        <text:list-item>
          <text:p text:style-name="P29">excluida del derecho laboral</text:p>
        </text:list-item>
        <text:list-item>
          <text:p text:style-name="P29">relación laboral especial</text:p>
        </text:list-item>
        <text:list-item>
          <text:p text:style-name="P29">excluida del derecho laboral</text:p>
        </text:list-item>
        <text:list-item>
          <text:p text:style-name="P29">excluida del derecho laboral</text:p>
        </text:list-item>
        <text:list-item>
          <text:p text:style-name="P29">excluida del derecho laboral</text:p>
        </text:list-item>
        <text:list-item>
          <text:p text:style-name="P29">relación laboral especial</text:p>
        </text:list-item>
        <text:list-item>
          <text:p text:style-name="P29">relación laboral </text:p>
        </text:list-item>
        <text:list-item>
          <text:p text:style-name="P29">relación laboral</text:p>
        </text:list-item>
        <text:list-item>
          <text:p text:style-name="P29">relación laboral especial</text:p>
        </text:list-item>
        <text:list-item>
          <text:p text:style-name="P29">relación laboral especial</text:p>
        </text:list-item>
        <text:list-item>
          <text:p text:style-name="P29">excluida del derecho laboral</text:p>
        </text:list-item>
        <text:list-item>
          <text:p text:style-name="P29">relación laboral</text:p>
        </text:list-item>
      </text:list>
      <text:p text:style-name="P14"/>
      <text:h text:style-name="P20" text:outline-level="2">Actividad 2. Estatuto de los Trabajadores y normativa específica.</text:h>
      <text:p text:style-name="P15"/>
      <text:p text:style-name="P13">Vienen recogidas en el artículo 2 del Estatuto de los Trabajadores:</text:p>
      <text:p text:style-name="P16">Artículo 2. Relaciones laborales de carácter especial.</text:p>
      <text:p text:style-name="P13">1. Se considerarán relaciones laborales de carácter especial:</text:p>
      <text:p text:style-name="P13"><text:soft-page-break/></text:p>
      <text:p text:style-name="P13">a) La del personal de alta dirección no incluido en el artículo 1.3.c).</text:p>
      <text:p text:style-name="P13"/>
      <text:p text:style-name="P13">b) La del servicio del hogar familiar.</text:p>
      <text:p text:style-name="P13"/>
      <text:p text:style-name="P13">c) La de los penados en las instituciones penitenciarias.</text:p>
      <text:p text:style-name="P13"/>
      <text:p text:style-name="P13">d) La de los deportistas profesionales.</text:p>
      <text:p text:style-name="P13"/>
      <text:p text:style-name="P13">e) La de los artistas en espectáculos públicos.</text:p>
      <text:p text:style-name="P13"/>
      <text:p text:style-name="P13">f) La de las personas que intervengan en operaciones mercantiles por cuenta de uno o más empresarios sin asumir el riesgo y ventura de aquéllas.</text:p>
      <text:p text:style-name="P13"/>
      <text:p text:style-name="P13">g) La de los trabajadores minusválidos que presten sus servicios en los centros especiales de empleo.</text:p>
      <text:p text:style-name="P13"/>
      <text:p text:style-name="P13">h) DEROGADA</text:p>
      <text:p text:style-name="P13"/>
      <text:p text:style-name="P13">i)La de los menores sometidos a la ejecución de medidas de internamiento para el cumplimiento de su responsabilidad penal.</text:p>
      <text:p text:style-name="P13"/>
      <text:p text:style-name="P13">j) La de residencia para la formación de especialistas en Ciencias de la Salud.</text:p>
      <text:p text:style-name="P13"/>
      <text:p text:style-name="P13">k) La de los abogados que prestan servicios en despachos de abogados, individuales o colectivos.</text:p>
      <text:p text:style-name="P13"/>
      <text:p text:style-name="P13">l) Cualquier otro trabajo que sea expresamente declarado como relación laboral de carácter especial por una Ley.</text:p>
      <text:p text:style-name="P13"/>
      <text:p text:style-name="P13"><text:soft-page-break/>2. En todos los supuestos señalados en el apartado anterior, la regulación de dichas relaciones laborales respetará los derechos básicos reconocidos por la Constitución.</text:p>
      <text:p text:style-name="P13"/>
      <text:h text:style-name="P17" text:outline-level="1">Fuentes del derecho del trabajo I</text:h>
      <text:p text:style-name="P31"/>
      <text:h text:style-name="P21" text:outline-level="2">Actividad 1: Constitución Española</text:h>
      <text:p text:style-name="P32"/>
      <text:list xml:id="list1884738022" text:style-name="L4">
        <text:list-item>
          <text:p text:style-name="P35"/>
          <text:p text:style-name="P33">Artículo 28. </text:p>
          <text:p text:style-name="P35">1. Derecho a sindicarse libremente.</text:p>
          <text:p text:style-name="P35">2. Derecho a la huelga.</text:p>
          <text:p text:style-name="P33">Artículo 35.</text:p>
          <text:p text:style-name="P35">1. Derecho y deber de trabajar.</text:p>
          <text:p text:style-name="P35">2. La ley regulará un estatuto de los trabajadores.</text:p>
        </text:list-item>
        <text:list-item>
          <text:p text:style-name="P35">La CE reconoce en su <text:span text:style-name="T5">artículo</text:span> 28 el derecho a la huelga y al mismo tiempo dice que se debe garantizar el mantenimiento de servicios <text:span text:style-name="T5">esenciales a la comunidad</text:span>. <text:span text:style-name="T5">Cómo se ha de concretar todo ello lo deja por definir para una ley que deberá regular dicha materia. Así que, ciñéndonos a la CE, no se puede obligar a un trabajador a participar en una huelga y se podría obligar a un trabajador a cubrir los servicios esenciales a la comunidad según lo acordado en la ley. </text:span></text:p>
        </text:list-item>
        <text:list-item>
          <text:p text:style-name="P37">El artículo 14 de la CE enuncia que “todos los españoles son iguales ante la ley”, por lo no se puede utilizar un rasgo diferenciador que no sea la nacionalidad para discriminar legalmente a un individuo en <text:tab/>España, por lo que cualquier ley que haga referencia a salarios no puede fijar salarios diferentes para hombres y mujeres. </text:p>
        </text:list-item>
      </text:list>
      <text:p text:style-name="P38"/>
      <text:h text:style-name="P22" text:outline-level="2"><text:soft-page-break/></text:h>
      <text:h text:style-name="P22" text:outline-level="2">Actividad 2: Fuentes del Derecho Laboral</text:h>
      <text:p text:style-name="P43"/>
      <text:p text:style-name="P44">¿A qué nos referimos cuando hablamos de fuentes del Derecho Laboral?</text:p>
      <text:p text:style-name="P41">A los distintos textos legales y costumbres que sirven como referencia a la hora de desarrollar el Derecho Laboral. </text:p>
      <text:p text:style-name="P41">Podemos agrupar dichas fuentes en fuentes nacionales e internacionales:</text:p>
      <text:p text:style-name="P34">Fuentes nacionales:</text:p>
      <text:list text:style-name="L5">
        <text:list-item>
          <text:p text:style-name="P39">Constitución Española</text:p>
        </text:list-item>
        <text:list-item>
          <text:p text:style-name="P39">Leyes</text:p>
        </text:list-item>
        <text:list-item>
          <text:p text:style-name="P39">Normas con rango de ley ( como los Reales Decretos )</text:p>
        </text:list-item>
        <text:list-item>
          <text:p text:style-name="P39">Reglamentos</text:p>
        </text:list-item>
        <text:list-item>
          <text:p text:style-name="P39">Convenios colectivos</text:p>
        </text:list-item>
        <text:list-item>
          <text:p text:style-name="P39">Contratos de trabajo</text:p>
        </text:list-item>
        <text:list-item>
          <text:p text:style-name="P39">Usos y costumbres locales y profesionales</text:p>
          <text:list>
            <text:list-header>
              <text:p text:style-name="P40"><text:s text:c="4"/><text:span text:style-name="T6">Fuentes internacionales:</text:span></text:p>
            </text:list-header>
          </text:list>
        </text:list-item>
        <text:list-item>
          <text:p text:style-name="P42"><text:span text:style-name="T7">Normas de la Unión Europea</text:span></text:p>
        </text:list-item>
        <text:list-item>
          <text:p text:style-name="P42">Convenios de la Organización Internacional del Trabajo</text:p>
        </text:list-item>
        <text:list-item>
          <text:p text:style-name="P42">Tratados internacionales a los que se adscriba España</text:p>
        </text:list-item>
      </text:list>
      <text:p text:style-name="P41"/>
      <text:h text:style-name="P22" text:outline-level="2">Actividad 3: Diferencias entre las directivas y los reglamentos de la Unión Europea.</text:h>
      <text:p text:style-name="P43"/>
      <text:p text:style-name="P41">Los reglamentos son de obligado cumplimiento y se aplican en todos los estados miembros. </text:p>
      <text:p text:style-name="P41">Las directivas fijan unos objetivos a alcanzar y cada país elabora normas internas para conseguirlos, van acompañadas de un plazo para que se adapte la normativa nacional a la europea. </text:p>
      <text:p text:style-name="P41"><text:soft-page-break/></text:p>
      <text:p text:style-name="P41"/>
      <text:p text:style-name="P41"/>
      <text:p text:style-name="P41"/>
      <text:p text:style-name="P36"/>
      <text:list xml:id="list134355104424652" text:continue-list="list1884738022" text:style-name="L4">
        <text:list-header>
          <text:p text:style-name="P35"/>
        </text:list-header>
      </text:list>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Bright1" svg:font-family="'Lucida Bright'" style:font-adornments="Demibold" style:font-family-generic="roman" style:font-pitch="variable"/>
    <style:font-face style:name="Lucida Bright2" svg:font-family="'Lucida Bright'" style:font-adornments="Normal"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0.499cm" style:auto-text-indent="false"/>
      <style:text-properties style:font-name="Lucida Bright2" fo:font-family="'Lucida Bright'" style:font-style-name="Normal" style:font-family-generic="roman" style:font-pitch="variable" officeooo:rsid="001f0899"/>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ucida Bright1" fo:font-family="'Lucida Bright'" style:font-style-name="Demibold" style:font-family-generic="roman" style:font-pitch="variable" fo:font-size="16pt" style:text-underline-style="solid" style:text-underline-width="auto" style:text-underline-color="font-color" fo:font-weight="600"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ucida Bright1" fo:font-family="'Lucida Bright'" style:font-style-name="Demibold" style:font-family-generic="roman" style:font-pitch="variable" fo:font-size="14pt" fo:font-weight="600"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align="justify" style:justify-single-word="false" fo:text-indent="0.499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justify" style:justify-single-word="false"/>
    </style:style>
    <style:style style:name="MP2" style:family="paragraph" style:parent-style-name="Footer">
      <style:text-properties officeooo:rsid="0017ab2e" officeooo:paragraph-rsid="0017ab2e"/>
    </style:style>
    <style:style style:name="MT1" style:family="text">
      <style:text-properties style:font-name="Lucida Bright"/>
    </style:style>
    <style:page-layout style:name="Mpm1">
      <style:page-layout-properties fo:page-width="20.699cm" fo:page-height="29.7cm" style:num-format="1" style:print-orientation="portrait" fo:margin-top="1.499cm" fo:margin-bottom="1.499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049cm" fo:background-color="transparent" style:dynamic-spacing="false" draw:fill="none" draw:fill-color="#729fcf" draw:fill-hatch-solid="false"/>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span text:style-name="MT1"><text:subject/></text:span><text:span text:style-name="MT1">Tarea FOL01<text:tab/><text:tab/></text:span><text:tab/><text:tab/><text:tab/><text:tab/><text:tab/><text:tab/><text:tab/> <text:s text:c="2"/><text:span text:style-name="MT1"><text:date style:data-style-name="N37" text:date-value="2022-10-10T13:43:53.834000048">10/10/22</text:date></text:span></text:p>
        <text:p text:style-name="Horizontal_20_Line"/>
      </style:header>
      <style:footer>
        <text:p text:style-name="Horizontal_20_Line"/>
        <text:p text:style-name="MP2"><text:initial-creator/>Javier García Hernández<text:tab/><text:tab/><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2T11:59:35.891000000</meta:creation-date>
    <meta:print-date>2022-10-02T12:30:20.759000000</meta:print-date>
    <dc:date>2022-10-10T13:43:53.793000000</dc:date>
    <meta:editing-duration>PT7H25M55S</meta:editing-duration>
    <meta:editing-cycles>14</meta:editing-cycles>
    <meta:generator>LibreOffice/7.4.1.2$Windows_X86_64 LibreOffice_project/3c58a8f3a960df8bc8fd77b461821e42c061c5f0</meta:generator>
    <meta:document-statistic meta:table-count="0" meta:image-count="0" meta:object-count="0" meta:page-count="9" meta:paragraph-count="97" meta:word-count="2169" meta:character-count="13078" meta:non-whitespace-character-count="10998"/>
  </office:meta>
</office:document-meta>
</file>